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08.11.2016</text:p>
      <text:p text:style-name="Standard">Gruppe 7</text:p>
      <text:p text:style-name="Standard">Version 1.0</text:p>
      <text:p text:style-name="Standard"/>
      <text:p text:style-name="P1">Im folgenden Abschnitt sollen die einzelelnen Funktionen erklärt werden, damit Sie eine Vorstellung davon haben was da genau passiert und wieso wir die Komplexität und Kosten so gewählt haben.</text:p>
      <text:p text:style-name="P1"/>
      <text:p text:style-name="P1">Als erstes wären die Eingabedaten zu nennen die sich in die Spielkonfiguration und die Benutzereingabe gliedern. Zur Spielkonfiguration gehört das festlegen der Spielkonfiguration, um das Spiel starten zu können. Also Name und Server. Zur Benutzereingabe gehört das Einlesen der Benutzereingaben, also in welche Richtung er/sie sich bewegt, ob Bomben gelegt werden sollen, oder ob die KI übernehmen soll.</text:p>
      <text:p text:style-name="P1"/>
      <text:p text:style-name="P1">Das Nächste wären die Abfragen die sich in die Spielsimulation, das Netzwerk und den Verwaltungsserver gliedern. Die Spielsimulation empfängt die Eingabedaten des Clients die bei den Eingabedaten kurz beschrieben wurden. Diese Daten werden nun in der Spielberechnung verwendet um die neue Situation auf dem Spielfeld zu berechnen, d.h. alle neuen Positionen aller Spieler. Alle neuen Eigenschaften der Spieler in Folge von eingesammelten Boni und auch neue Spielfelder in Folge durch Bomben zerstörter Mauern. Auch ist hier die KI-Berechnung integriert, die auf Wunsch des Spielers übernehmen soll. Diese soll sich möglichst wie ein echter Spieler verhalten und mehr oder weniger intelligent vorgehen. Und zu letzt wird hier im Hintergrund ständig das Ranking neu berechnen, durch ausschalten von anderen Spielern, oder durch das Zerstören von Wänden. Im nächsten Teil, dem Netzwerk, wird eine dauerhafte Verbindung hergestellt. Auch werden die Verbindungen aller Spieler überwacht um evtl. Fehler festzustellen und es werde die weiter oben genannten Spieldaten gesendet und empfangen. Auch gibt es einen Verwaltungsserver der die einzelnen Spielserver überwacht und verwaltet. </text:p>
      <text:p text:style-name="P1"/>
      <text:p text:style-name="P1">Als Drittes sind die Ausgabedaten genannt, welche sich in eine Client-GUI und ein Server-Interface gliedern. Die Funktionen der Client-GUI sind das Anzeigen des Spielfeldes, d.h. alle Texturen und Positionen werden so mit einander kombiniert, dass am Ende ein für den Spieler logissches und sichtbares Feld generiert wird. Auch wird hier das Menü angezeigt über welches ein Spiel betreten werden kann. Das Menü bietet dazu die Möglichkeit einen Server auszuwählen und einen Namen einzugeben. Die Funktion Fehlermeldungen gibt die Fehler aus, die z.B. im Zusammenhang mit der Verbindung entstehen können, wenn sich bspw. Der Client nicht mit einem Server verbinden kann. Die letzte Funktion gibt den Punktestand und das Ranking jedes Spielers nach einem Spiel an.</text:p>
      <text:p text:style-name="P1">Der zweite Teil der Ausgabedaten, das Server-Interface beinhaltet die Spiel-Log …??? Es werden Serverseitige Fehlermeldung ausgegeben z.B. wenn aus technischen Gründen eine Verbindung nicht möglich ist. Und es gibt eine Verwaltungsanzeige in der die einzelenen Server und ihr Status angezeigt werden.</text:p>
      <text:p text:style-name="P1"/>
      <text:p text:style-name="P1">Zu den Datenbeständen bzw. den Spielzugehörigen Daten zählen die Texturen die vom Clienten verwaltet und angezeigt werden. Die Texturen sind notwendig damit, die verschiedenen Spieler (Bomberman), Wände, Boni usw. angezeigt werden. Auch gehören die Audio daten dazu. Sie sind ebenfalls im Client gespeichert und werden von diesem abgespielt. Und schließlich die Objektdaten. Das sind alles Objekte des Spiels inkl. Eigenschaften, wie Farbe, zerstörbar, nicht zerstörbar, oder der Explosionsradius.</text:p>
      <text:p text:style-name="P1"/>
      <text:p text:style-name="P1">Bei den Referenzdaten handelt es sich um Daten die sich innerhalb des Spielverlaufs ändern können bzw. ändern. Dazu gehören die vorletzte und die aktuelle Spielerposition, die vom Server an den Clienten gesendet wird. Der Client bestimmt dann aus den beiden genannten Positionen die Richtung in die Bomberman in der aktuellen Spielerposition schaut. Bei den Momentanen <text:soft-page-break/>Eigenschaften handelt es sich um die Eigenschaften über die Bomberman zur aktuellen Zeit verfügt und die im Laufe des Spiels durch die Aufnahme von Boni aktiviert werden, wie z.B. eine Rüs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4:58:18.42</meta:creation-date>
    <dc:date>2016-11-08T15:59:05.42</dc:date>
    <meta:editing-duration>PT45M14S</meta:editing-duration>
    <meta:editing-cycles>8</meta:editing-cycles>
    <meta:generator>OpenOffice.org/3.4$Win32 OpenOffice.org_project/340m1$Build-9590</meta:generator>
    <meta:document-statistic meta:table-count="0" meta:image-count="0" meta:object-count="0" meta:page-count="2" meta:paragraph-count="10" meta:word-count="570" meta:character-count="3924"/>
  </office:meta>
</office:document-meta>
</file>